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FF"/>
    </style:style>
    <style:style style:name="ce5" style:family="table-cell" style:parent-style-name="Default" style:data-style-name="N0">
      <style:text-properties fo:color="#0000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0000FF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6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FF" fo:border-bottom="none" fo:border-left="none" fo:border-right="none" fo:background-color="transparent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FF" fo:border-bottom="none" fo:border-left="none" fo:border-right="none" style:vertical-align="automatic" fo:background-color="transparent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21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FF"/>
      <style:text-properties fo:color="#0000FF"/>
    </style:style>
    <style:style style:name="ce22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1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ext-properties fo:color="#0000FF"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FF" fo:background-color="#FFFF66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3"/>
        <table:table-column table:style-name="co6" table:number-columns-repeated="249" table:default-cell-style-name="ce1"/>
        <table:table-column table:style-name="co7" table:number-columns-repeated="76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Evolutie Opleiding ENTERPRISE JAVA ONTWIKKELAAR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3">
          <table:table-cell table:style-name="ce6"/>
          <table:table-cell table:style-name="ce7"/>
          <table:table-cell table:style-name="ce8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30">
            <text:p>DUURTIJD (dagen)</text:p>
          </table:table-cell>
          <table:covered-table-cell/>
          <table:table-cell table:number-columns-repeated="2" table:style-name="ce11"/>
          <table:table-cell table:style-name="ce12"/>
          <table:table-cell table:number-columns-repeated="249" table:style-name="ce13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style-name="ce10">
            <text:p>Maximum</text:p>
          </table:table-cell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3">
            <text:p>Startdatum</text:p>
          </table:table-cell>
          <table:table-cell office:value-type="date" office:date-value="2015-12-11T00:00:00" table:style-name="ce19">
            <text:p>11/dec</text:p>
          </table:table-cell>
          <table:table-cell table:style-name="ce13"/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20"/>
          <table:table-cell table:number-columns-repeated="3" table:style-name="ce13"/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number-columns-spanned="2" table:number-rows-spanned="1" table:style-name="ce31">
            <text:p>Vervolmaking (verplichte modules)</text:p>
          </table:table-cell>
          <table:covered-table-cell/>
          <table:table-cell table:style-name="ce20"/>
          <table:table-cell office:value-type="string" table:style-name="ce13">
            <text:p>Dagen voorbij</text:p>
          </table:table-cell>
          <table:table-cell office:value-type="string" table:style-name="ce13">
            <text:p>Uiterlijke finish</text:p>
          </table:table-cell>
          <table:table-cell office:value-type="string" table:style-name="ce13">
            <text:p>Vakantiedagen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OOP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2 uur</text:p>
          </table:table-cell>
          <table:table-cell office:value-type="float" office:value="2" table:formula="of:=SUM([.B$11:.B11])" table:style-name="ce13">
            <text:p>2</text:p>
          </table:table-cell>
          <table:table-cell office:value-type="date" office:date-value="2015-12-13T00:00:00" table:formula="of:=[.$E$8]+[.B11]" table:style-name="ce19">
            <text:p>13/dec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crum intro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-</text:p>
          </table:table-cell>
          <table:table-cell office:value-type="float" office:value="3" table:formula="of:=SUM([.B$11:.B12])" table:style-name="ce13">
            <text:p>3</text:p>
          </table:table-cell>
          <table:table-cell office:value-type="date" office:date-value="2015-12-16T00:00:00" table:formula="of:=[.$E11]+[.B12]+[.F12]" table:style-name="ce19">
            <text:p>16/dec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JPF</text:p>
          </table:table-cell>
          <table:table-cell office:value-type="float" office:value="20" table:style-name="ce22">
            <text:p>20</text:p>
          </table:table-cell>
          <table:table-cell office:value-type="string" table:style-name="ce23">
            <text:p>6 uur</text:p>
          </table:table-cell>
          <table:table-cell office:value-type="float" office:value="23" table:formula="of:=SUM([.B$11:.B13])" table:style-name="ce13">
            <text:p>23</text:p>
          </table:table-cell>
          <table:table-cell office:value-type="date" office:date-value="2016-01-18T00:00:00" table:formula="of:=[.$E12]+[.B13]+[.F13]" table:style-name="ce19">
            <text:p>18/jan</text:p>
          </table:table-cell>
          <table:table-cell office:value-type="float" office:value="13" table:style-name="ce13">
            <text:p>13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design patterns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-</text:p>
          </table:table-cell>
          <table:table-cell office:value-type="float" office:value="31" table:formula="of:=SUM([.B$11:.B14])" table:style-name="ce13">
            <text:p>31</text:p>
          </table:table-cell>
          <table:table-cell office:value-type="date" office:date-value="2016-01-28T00:00:00" table:formula="of:=[.$E13]+[.B14]+[.F14]" table:style-name="ce19">
            <text:p>28/jan</text:p>
          </table:table-cell>
          <table:table-cell office:value-type="float" office:value="2" table:style-name="ce26">
            <text:p>2</text:p>
          </table:table-cell>
          <table:table-cell table:style-name="ce1"/>
          <table:table-cell table:number-columns-repeated="245" table:style-name="ce26"/>
          <table:table-cell table:number-columns-repeated="768" table:style-name="ce27"/>
          <table:table-cell table:number-columns-repeated="15364"/>
        </table:table-row>
        <table:table-row table:style-name="ro2">
          <table:table-cell office:value-type="string" table:style-name="ce21">
            <text:p>UML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4 uur</text:p>
          </table:table-cell>
          <table:table-cell office:value-type="float" office:value="36" table:formula="of:=SUM([.B$11:.B15])" table:style-name="ce13">
            <text:p>36</text:p>
          </table:table-cell>
          <table:table-cell office:value-type="date" office:date-value="2016-02-04T00:00:00" table:formula="of:=[.$E14]+[.B15]+[.F15]" table:style-name="ce19">
            <text:p>4/feb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QL met MySQL</text:p>
          </table:table-cell>
          <table:table-cell office:value-type="float" office:value="3" table:style-name="ce22">
            <text:p>3</text:p>
          </table:table-cell>
          <table:table-cell office:value-type="string" table:style-name="ce23">
            <text:p>3 uur</text:p>
          </table:table-cell>
          <table:table-cell office:value-type="float" office:value="39" table:formula="of:=SUM([.B$11:.B16])" table:style-name="ce13">
            <text:p>39</text:p>
          </table:table-cell>
          <table:table-cell office:value-type="date" office:date-value="2016-02-09T00:00:00" table:formula="of:=[.$E15]+[.B16]+[.F16]" table:style-name="ce19">
            <text:p>9/feb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number-columns-repeated="245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GIT <text:s text:c="2"/>(web)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-</text:p>
          </table:table-cell>
          <table:table-cell office:value-type="float" office:value="40" table:formula="of:=SUM([.B$11:.B17])" table:style-name="ce13">
            <text:p>40</text:p>
          </table:table-cell>
          <table:table-cell office:value-type="date" office:date-value="2016-02-12T00:00:00" table:formula="of:=[.$E16]+[.B17]+[.F17]" table:style-name="ce19">
            <text:p>12/feb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DBC</text:p>
          </table:table-cell>
          <table:table-cell office:value-type="float" office:value="7" table:style-name="ce22">
            <text:p>7</text:p>
          </table:table-cell>
          <table:table-cell office:value-type="string" table:style-name="ce23">
            <text:p>4 uur</text:p>
          </table:table-cell>
          <table:table-cell office:value-type="float" office:value="47" table:formula="of:=SUM([.B$11:.B18])" table:style-name="ce13">
            <text:p>47</text:p>
          </table:table-cell>
          <table:table-cell office:value-type="date" office:date-value="2016-02-21T00:00:00" table:formula="of:=[.$E17]+[.B18]+[.F18]" table:style-name="ce19">
            <text:p>21/feb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HTML / CSS</text:p>
          </table:table-cell>
          <table:table-cell office:value-type="float" office:value="6" table:style-name="ce22">
            <text:p>6</text:p>
          </table:table-cell>
          <table:table-cell office:value-type="string" table:style-name="ce23">
            <text:p>4 uur</text:p>
          </table:table-cell>
          <table:table-cell office:value-type="float" office:value="53" table:formula="of:=SUM([.B$11:.B19])" table:style-name="ce13">
            <text:p>53</text:p>
          </table:table-cell>
          <table:table-cell office:value-type="date" office:date-value="2016-02-29T00:00:00" table:formula="of:=[.$E18]+[.B19]+[.F19]" table:style-name="ce19">
            <text:p>29/feb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XML fundamentals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2 uur</text:p>
          </table:table-cell>
          <table:table-cell office:value-type="float" office:value="58" table:formula="of:=SUM([.B$11:.B20])" table:style-name="ce13">
            <text:p>58</text:p>
          </table:table-cell>
          <table:table-cell office:value-type="date" office:date-value="2016-03-10T00:00:00" table:formula="of:=[.$E19]+[.B20]+[.F20]" table:style-name="ce19">
            <text:p>10/mrt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SP &amp; S</text:p>
          </table:table-cell>
          <table:table-cell office:value-type="float" office:value="25" table:style-name="ce22">
            <text:p>25</text:p>
          </table:table-cell>
          <table:table-cell office:value-type="string" table:style-name="ce23">
            <text:p>5 dagen</text:p>
          </table:table-cell>
          <table:table-cell office:value-type="float" office:value="83" table:formula="of:=SUM([.B$11:.B21])" table:style-name="ce13">
            <text:p>83</text:p>
          </table:table-cell>
          <table:table-cell office:value-type="date" office:date-value="2016-04-06T00:00:00" table:formula="of:=[.$E20]+[.B21]+[.F21]" table:style-name="ce19">
            <text:p>6/apr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Maven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-</text:p>
          </table:table-cell>
          <table:table-cell office:value-type="float" office:value="85" table:formula="of:=SUM([.B$11:.B22])" table:style-name="ce13">
            <text:p>85</text:p>
          </table:table-cell>
          <table:table-cell office:value-type="date" office:date-value="2016-04-10T00:00:00" table:formula="of:=[.$E21]+[.B22]+[.F22]" table:style-name="ce19">
            <text:p>10/apr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Unit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2 uur</text:p>
          </table:table-cell>
          <table:table-cell office:value-type="float" office:value="90" table:formula="of:=SUM([.B$11:.B23])" table:style-name="ce13">
            <text:p>90</text:p>
          </table:table-cell>
          <table:table-cell office:value-type="date" office:date-value="2016-04-17T00:00:00" table:formula="of:=[.$E22]+[.B23]+[.F23]" table:style-name="ce19">
            <text:p>17/apr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PA met Hibernate</text:p>
          </table:table-cell>
          <table:table-cell office:value-type="float" office:value="15" table:style-name="ce22">
            <text:p>15</text:p>
          </table:table-cell>
          <table:table-cell office:value-type="string" table:style-name="ce23">
            <text:p>5 dagen</text:p>
          </table:table-cell>
          <table:table-cell office:value-type="float" office:value="105" table:formula="of:=SUM([.B$11:.B24])" table:style-name="ce13">
            <text:p>105</text:p>
          </table:table-cell>
          <table:table-cell office:value-type="date" office:date-value="2016-05-04T00:00:00" table:formula="of:=[.$E23]+[.B24]+[.F24]" table:style-name="ce19">
            <text:p>4/mei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pring</text:p>
          </table:table-cell>
          <table:table-cell office:value-type="float" office:value="25" table:style-name="ce24">
            <text:p>25</text:p>
          </table:table-cell>
          <table:table-cell office:value-type="string" table:style-name="ce23">
            <text:p>4 of 5 dagen</text:p>
          </table:table-cell>
          <table:table-cell office:value-type="float" office:value="130" table:formula="of:=SUM([.B$11:.B25])" table:style-name="ce13">
            <text:p>130</text:p>
          </table:table-cell>
          <table:table-cell office:value-type="date" office:date-value="2016-05-31T00:00:00" table:formula="of:=[.$E24]+[.B25]+[.F25]" table:style-name="ce19">
            <text:p>31/mei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crum project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5 dagen</text:p>
          </table:table-cell>
          <table:table-cell office:value-type="float" office:value="135" table:formula="of:=SUM([.B$11:.B26])" table:style-name="ce13">
            <text:p>135</text:p>
          </table:table-cell>
          <table:table-cell office:value-type="date" office:date-value="2016-06-07T00:00:00" table:formula="of:=[.$E25]+[.B26]+[.F26]" table:style-name="ce19">
            <text:p>7/jun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number-columns-repeated="245" table:style-name="ce5"/>
          <table:table-cell table:number-columns-repeated="16132" table:style-name="ce1"/>
        </table:table-row>
        <table:table-row table:style-name="ro2">
          <table:table-cell table:number-columns-repeated="2" table:style-name="ce1"/>
          <table:table-cell table:style-name="ce23"/>
          <table:table-cell table:number-columns-repeated="249" table:style-name="ce5"/>
          <table:table-cell table:number-columns-repeated="16132" table:style-name="ce1"/>
        </table:table-row>
        <table:table-row table:style-name="ro2">
          <table:table-cell table:style-name="ce1"/>
          <table:table-cell table:number-columns-repeated="2" table:style-name="ce3"/>
          <table:table-cell table:number-columns-repeated="249" table:style-name="ce5"/>
          <table:table-cell table:number-columns-repeated="16132" table:style-name="ce1"/>
        </table:table-row>
        <table:table-row table:style-name="ro4">
          <table:table-cell table:style-name="ce1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style-name="ro4">
          <table:table-cell table:style-name="ce5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number-rows-repeated="2" table:style-name="ro2">
          <table:table-cell table:style-name="ce5"/>
          <table:table-cell table:number-columns-repeated="2" table:style-name="ce3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16381" table:style-name="ce1"/>
        </table:table-row>
        <table:table-row table:number-rows-repeated="65483"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4" table:style-name="ro2">
          <table:table-cell table:number-columns-repeated="3" table:style-name="ce1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2" table:style-name="ro2">
          <table:table-cell table:number-columns-repeated="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9830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1">
      <number:day/>
      <number:text>/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annick Thibos</dc:creator>
    <meta:creation-date>2015-12-11T09:45:28Z</meta:creation-date>
    <dc:date>2016-02-17T07:28:46Z</dc:date>
    <meta:editing-cycles>1</meta:editing-cycles>
    <meta:editing-duration>PT0S</meta:editing-duration>
  </office:meta>
</office:document-meta>
</file>